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vi" fo:country="VN" officeooo:paragraph-rsid="00121f48"/>
    </style:style>
    <style:style style:name="P2" style:family="paragraph" style:parent-style-name="Standard">
      <loext:graphic-properties draw:fill-gradient-name="gradient" draw:fill-hatch-name="hatch"/>
      <style:paragraph-properties>
        <style:tab-stops>
          <style:tab-stop style:position="7in" style:leader-style="solid" style:leader-text="-"/>
        </style:tab-stops>
      </style:paragraph-properties>
      <style:text-properties fo:language="vi" fo:country="VN" officeooo:paragraph-rsid="00121f48"/>
    </style:style>
    <style:style style:name="P3" style:family="paragraph" style:parent-style-name="Standard">
      <style:text-properties fo:language="vi" fo:country="VN" officeooo:paragraph-rsid="00125c8c"/>
    </style:style>
    <style:style style:name="P4" style:family="paragraph" style:parent-style-name="Standard">
      <style:text-properties fo:language="vi" fo:country="VN" fo:font-weight="bold" officeooo:paragraph-rsid="00125c8c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7in" style:leader-style="solid" style:leader-text="-"/>
        </style:tab-stops>
      </style:paragraph-properties>
      <style:text-properties fo:language="vi" fo:country="VN" fo:font-weight="bold" officeooo:paragraph-rsid="00121f48" style:font-weight-asian="bold" style:font-weight-complex="bold"/>
    </style:style>
    <style:style style:name="P6" style:family="paragraph" style:parent-style-name="Standard">
      <style:text-properties fo:language="vi" fo:country="VN" fo:font-weight="bold" officeooo:paragraph-rsid="00121f48" style:font-weight-asian="bold" style:font-weight-complex="bold"/>
    </style:style>
    <style:style style:name="P7" style:family="paragraph" style:parent-style-name="Standard">
      <style:text-properties fo:language="vi" fo:country="VN" officeooo:paragraph-rsid="00121f48"/>
    </style:style>
    <style:style style:name="T1" style:family="text">
      <style:text-properties officeooo:rsid="00125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T008 / CS162 Dự án cuối cùng - Hệ thống quản lý sinh viên </text:p>
      <text:p text:style-name="P1">Lớp: 17CLC2, 17APCS1-2 </text:p>
      <text:p text:style-name="P1"/>
      <text:p text:style-name="P6">Trường hợp sử dụng:</text:p>
      <text:p text:style-name="P1">• Tất cả các vai trò: </text:p>
      <text:p text:style-name="P1"><text:tab/>1. Đăng nhập</text:p>
      <text:p text:style-name="P1"><text:tab/>2. Hiển thị menu</text:p>
      <text:p text:style-name="P1"><text:tab/>3. Xem thông tin</text:p>
      <text:p text:style-name="P1"><text:tab/>4. Thay đổi mật khẩu</text:p>
      <text:p text:style-name="P1"><text:tab/>5. Đăng xuất / Thoát</text:p>
      <text:p text:style-name="P1">• Nhân viên học vụ: </text:p>
      <text:p text:style-name="P1"><text:tab/>6. Nhập sinh viên của một lớp học từ tệp csv</text:p>
      <text:p text:style-name="P1"><text:tab/>7. Thêm một học sinh mới vào một lớp học</text:p>
      <text:p text:style-name="P1"><text:tab/>8. Chỉnh sửa một sinh viên hiện có</text:p>
      <text:p text:style-name="P1"><text:tab/>9. Xóa một học sinh</text:p>
      <text:p text:style-name="P1"><text:tab/>10. Chuyển học sinh từ lớp A sang lớp B</text:p>
      <text:p text:style-name="P1"><text:tab/>11. Thêm một lớp trống mới</text:p>
      <text:p text:style-name="P1"><text:tab/>12. Xem danh sách các lớp</text:p>
      <text:p text:style-name="P1"><text:tab/>13. Xem danh sách học sinh trong một lớp</text:p>
      <text:p text:style-name="P1"><text:tab/>14. Nhập các khóa học từ tệp csv</text:p>
      <text:p text:style-name="P1"><text:tab/>15. Thêm một khóa học mới</text:p>
      <text:p text:style-name="P1"><text:tab/>16. Chỉnh sửa một khóa học hiện có</text:p>
      <text:p text:style-name="P1"><text:tab/>17. Xóa khóa học</text:p>
      <text:p text:style-name="P1"><text:tab/>18. Xem danh sách các khóa học</text:p>
      <text:p text:style-name="P1"><text:tab/>19. Nhập lịch trình của các khóa học từ tệp csv</text:p>
      <text:p text:style-name="P1"><text:tab/>20. Thêm lịch trình của khóa học</text:p>
      <text:p text:style-name="P1"><text:tab/>21. Chỉnh sửa lịch trình của khóa học (nhớ kiểm tra các trường hợp va <text:tab/>chạm)</text:p>
      <text:p text:style-name="P1"><text:tab/>22. Xóa lịch trình của khóa học</text:p>
      <text:p text:style-name="P1"><text:tab/>23. Xem danh sách các lịch trình.</text:p>
      <text:p text:style-name="P1"><text:tab/>24. Tìm kiếm và xem danh sách tham dự của một khóa học</text:p>
      <text:p text:style-name="P1"><text:tab/>25. Xuất danh sách tham dự sang tệp csv</text:p>
      <text:p text:style-name="P1"><text:tab/>26. Tìm kiếm và xem bảng điểm của một khóa học</text:p>
      <text:p text:style-name="P1"><text:tab/>27. Xuất bảng điểm sang tệp csv</text:p>
      <text:p text:style-name="P1">• Giảng viên:</text:p>
      <text:p text:style-name="P1"><text:tab/>28. Nhập bảng điểm của một khóa học (giữa kỳ, cuối kỳ, lab, điểm <text:tab/>thưởng)</text:p>
      <text:p text:style-name="P1"><text:tab/>29. Chỉnh sửa điểm của một học sinh</text:p>
      <text:p text:style-name="P1"><text:tab/>30. Xem bảng điểm</text:p>
      <text:p text:style-name="P1">• Sinh viên:</text:p>
      <text:p text:style-name="P1"><text:tab/>31. Nhận phòng.</text:p>
      <text:p text:style-name="P1"><text:tab/><text:span text:style-name="T1">32. </text:span>Xem kết quả đăng ký</text:p>
      <text:p text:style-name="P1"><text:tab/>33. Xem điểm của anh ấy / cô ấy của một khóa học</text:p>
      <text:p text:style-name="P3"><text:tab/>34. Xem lịch trình</text:p>
      <text:p text:style-name="P4">Cấu trúc dữ liệu:</text:p>
      <text:p text:style-name="P1">• Người dùng: </text:p>
      <text:p text:style-name="P1"><text:tab/>o Tên người dùng </text:p>
      <text:p text:style-name="P1"><text:tab/><text:tab/>§ Nếu người dùng là sinh viên, tên người dùng là ID sinh viên </text:p>
      <text:p text:style-name="P1"><text:tab/><text:tab/>§ Nếu người dùng là nhân viên học tập hoặc giảng viên, tên người <text:tab/><text:tab/>dùng là tên viết tắt. Ví dụ: htthanh, tploc, ltathao ... </text:p>
      <text:p text:style-name="P1"><text:tab/>o Họ và tên </text:p>
      <text:p text:style-name="P1"><text:tab/>o Email </text:p>
      <text:p text:style-name="P1"><text:soft-page-break/><text:tab/>o Điện thoại di động </text:p>
      <text:p text:style-name="P1"><text:tab/>o Loại: </text:p>
      <text:p text:style-name="P1"><text:tab/><text:tab/>§ 0 - Học sinh </text:p>
      <text:p text:style-name="P1"><text:tab/><text:tab/>§ 1 - Nhân viên học vụ </text:p>
      <text:p text:style-name="P1"><text:tab/><text:tab/>§ 2 - Giảng viên </text:p>
      <text:p text:style-name="P1"><text:tab/>o Mật khẩu </text:p>
      <text:p text:style-name="P1"><text:tab/>o Hạng (nếu có). Vd: 16CLC1, 16CLC2, 16CTT </text:p>
      <text:p text:style-name="P1">• Khóa học: </text:p>
      <text:p text:style-name="P1"><text:tab/>o Mã khóa học. Vd: CTT008, CS161 </text:p>
      <text:p text:style-name="P1"><text:tab/>o Năm. Vd: 2016-2017 </text:p>
      <text:p text:style-name="P1"><text:tab/>o Học kỳ. Vd: 1, 2, 3 </text:p>
      <text:p text:style-name="P1"><text:tab/>o Tên khóa học </text:p>
      <text:p text:style-name="P1"><text:tab/>o Tên người dùng của giảng viên </text:p>
      <text:p text:style-name="P1"><text:tab/>o Bắt đầu vào (ngày) </text:p>
      <text:p text:style-name="P1"><text:tab/>o Kết thúc vào (ngày) </text:p>
      <text:p text:style-name="P1"><text:tab/>o Từ (thời gian) </text:p>
      <text:p text:style-name="P1"><text:tab/>o Tới (thời gian) </text:p>
      <text:p text:style-name="P1"><text:tab/>o Ngày trong tuần. Vd: Thứ 2, Thứ 3 ... </text:p>
      <text:p text:style-name="P1">• Sự hiện diện: </text:p>
      <text:p text:style-name="P1"><text:tab/>o Mã khóa học </text:p>
      <text:p text:style-name="P1"><text:tab/>o Năm </text:p>
      <text:p text:style-name="P1"><text:tab/>o Học kỳ </text:p>
      <text:p text:style-name="P1"><text:tab/>o Mã số sinh viên </text:p>
      <text:p text:style-name="P1"><text:tab/>o Tuần </text:p>
      <text:p text:style-name="P1">• Điểm: </text:p>
      <text:p text:style-name="P1"><text:tab/>o Mã khóa học </text:p>
      <text:p text:style-name="P1"><text:tab/>o Năm </text:p>
      <text:p text:style-name="P1"><text:tab/>o Học kỳ </text:p>
      <text:p text:style-name="P1"><text:tab/>o Mã số sinh viên </text:p>
      <text:p text:style-name="P1"><text:tab/>o Điểm giữa kỳ </text:p>
      <text:p text:style-name="P1"><text:tab/>o Điểm phòng thí nghiệm </text:p>
      <text:p text:style-name="P1"><text:tab/>o Điểm cuối cùng </text:p>
      <text:p text:style-name="P2"><text:tab/></text:p>
      <text:p text:style-name="P5">Yêu cầu</text:p>
      <text:p text:style-name="P1">• Thực đơn </text:p>
      <text:p text:style-name="P1">• Dữ liệu phải được lưu trữ trong tệp. Bạn có thể xác định định dạng của riêng mình nhưng nó phải lưu trữ tất cả thông tin như mô tả ở trên. </text:p>
      <text:p text:style-name="P1">• Dữ liệu có thể được lưu trữ trong cơ sở dữ liệu SQLite thay vì tệp (tùy chọn). • Mật khẩu băm (tùy chọn). Mẹo: SHA1, SHA256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07:34:57.447855670</meta:creation-date>
    <dc:date>2021-12-15T08:25:06.549154070</dc:date>
    <meta:editing-duration>PT20M15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2" meta:paragraph-count="85" meta:word-count="565" meta:character-count="2463" meta:non-whitespace-character-count="1860"/>
  </office:meta>
</office:document-meta>
</file>